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nb" fo:country="NO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row table:style-name="ro1">
          <table:table-cell office:value-type="string">
            <text:p>Premier 2012</text:p>
          </table:table-cell>
          <table:table-cell table:style-name="Default" office:value-type="string">
            <text:p>første</text:p>
          </table:table-cell>
          <table:table-cell table:style-name="Default" office:value-type="string">
            <text:p>andre</text:p>
          </table:table-cell>
          <table:table-cell table:style-name="Default" office:value-type="string">
            <text:p>tredje</text:p>
          </table:table-cell>
          <table:table-cell table:style-name="Default" office:value-type="string">
            <text:p>fjerde</text:p>
          </table:table-cell>
          <table:table-cell table:style-name="Default" office:value-type="string">
            <text:p>femte</text:p>
          </table:table-cell>
        </table:table-row>
        <table:table-row table:style-name="ro1">
          <table:table-cell office:value-type="string">
            <text:p>Uke 17</text:p>
          </table:table-cell>
          <table:table-cell office:value-type="float" office:value="3997775">
            <text:p>3997775</text:p>
          </table:table-cell>
          <table:table-cell office:value-type="float" office:value="107390">
            <text:p>107390</text:p>
          </table:table-cell>
          <table:table-cell office:value-type="float" office:value="6880">
            <text:p>6880</text:p>
          </table:table-cell>
          <table:table-cell office:value-type="float" office:value="230">
            <text:p>23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Uke 18</text:p>
          </table:table-cell>
          <table:table-cell office:value-type="float" office:value="1922990">
            <text:p>1922990</text:p>
          </table:table-cell>
          <table:table-cell office:value-type="float" office:value="47420">
            <text:p>47420</text:p>
          </table:table-cell>
          <table:table-cell office:value-type="float" office:value="3395">
            <text:p>3395</text:p>
          </table:table-cell>
          <table:table-cell office:value-type="float" office:value="165">
            <text:p>16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Uke 19</text:p>
          </table:table-cell>
          <table:table-cell office:value-type="float" office:value="1897000">
            <text:p>1897000</text:p>
          </table:table-cell>
          <table:table-cell office:value-type="float" office:value="109755">
            <text:p>109755</text:p>
          </table:table-cell>
          <table:table-cell office:value-type="float" office:value="7320">
            <text:p>7320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Uke 20</text:p>
          </table:table-cell>
          <table:table-cell office:value-type="float" office:value="5670195">
            <text:p>5670195</text:p>
          </table:table-cell>
          <table:table-cell office:value-type="float" office:value="90260">
            <text:p>90260</text:p>
          </table:table-cell>
          <table:table-cell office:value-type="float" office:value="6010">
            <text:p>6010</text:p>
          </table:table-cell>
          <table:table-cell office:value-type="float" office:value="185">
            <text:p>18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Uke 21</text:p>
          </table:table-cell>
          <table:table-cell table:style-name="Default"/>
          <table:table-cell office:value-type="float" office:value="87120">
            <text:p>87120</text:p>
          </table:table-cell>
          <table:table-cell office:value-type="float" office:value="7440">
            <text:p>7440</text:p>
          </table:table-cell>
          <table:table-cell office:value-type="float" office:value="225">
            <text:p>22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Uke 22</text:p>
          </table:table-cell>
          <table:table-cell office:value-type="float" office:value="11422115">
            <text:p>11422115</text:p>
          </table:table-cell>
          <table:table-cell office:value-type="float" office:value="86465">
            <text:p>86465</text:p>
          </table:table-cell>
          <table:table-cell office:value-type="float" office:value="5455">
            <text:p>5455</text:p>
          </table:table-cell>
          <table:table-cell office:value-type="float" office:value="185">
            <text:p>18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Uke 23</text:p>
          </table:table-cell>
          <table:table-cell office:value-type="float" office:value="3719580">
            <text:p>3719580</text:p>
          </table:table-cell>
          <table:table-cell office:value-type="float" office:value="98165">
            <text:p>98165</text:p>
          </table:table-cell>
          <table:table-cell office:value-type="float" office:value="7350">
            <text:p>7350</text:p>
          </table:table-cell>
          <table:table-cell office:value-type="float" office:value="225">
            <text:p>22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Uke 24</text:p>
          </table:table-cell>
          <table:table-cell office:value-type="float" office:value="2855085">
            <text:p>2855085</text:p>
          </table:table-cell>
          <table:table-cell office:value-type="float" office:value="86765">
            <text:p>86765</text:p>
          </table:table-cell>
          <table:table-cell office:value-type="float" office:value="5370">
            <text:p>5370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Uke 25</text:p>
          </table:table-cell>
          <table:table-cell office:value-type="float" office:value="2966150">
            <text:p>2966150</text:p>
          </table:table-cell>
          <table:table-cell office:value-type="float" office:value="106235">
            <text:p>106235</text:p>
          </table:table-cell>
          <table:table-cell office:value-type="float" office:value="6420">
            <text:p>6420</text:p>
          </table:table-cell>
          <table:table-cell office:value-type="float" office:value="205">
            <text:p>20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Uke 26</text:p>
          </table:table-cell>
          <table:table-cell office:value-type="float" office:value="6459135">
            <text:p>6459135</text:p>
          </table:table-cell>
          <table:table-cell office:value-type="float" office:value="129555">
            <text:p>129555</text:p>
          </table:table-cell>
          <table:table-cell office:value-type="float" office:value="6555">
            <text:p>6555</text:p>
          </table:table-cell>
          <table:table-cell office:value-type="float" office:value="215">
            <text:p>21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Uke 27</text:p>
          </table:table-cell>
          <table:table-cell office:value-type="float" office:value="1956040">
            <text:p>1956040</text:p>
          </table:table-cell>
          <table:table-cell office:value-type="float" office:value="98080">
            <text:p>98080</text:p>
          </table:table-cell>
          <table:table-cell office:value-type="float" office:value="6080">
            <text:p>6080</text:p>
          </table:table-cell>
          <table:table-cell office:value-type="float" office:value="205">
            <text:p>20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Snitt</text:p>
          </table:table-cell>
          <table:table-cell table:style-name="Default" table:formula="of:=SUM([.B2:.B12])/10" office:value-type="float" office:value="4286606.5">
            <text:p>4286606,5</text:p>
          </table:table-cell>
          <table:table-cell table:style-name="Default" table:formula="of:=SUM([.C2:.C12])/11" office:value-type="float" office:value="95200.9090909091">
            <text:p>95200,91</text:p>
          </table:table-cell>
          <table:table-cell table:style-name="Default" table:formula="of:=SUM([.D2:.D12])/11" office:value-type="float" office:value="6206.81818181818">
            <text:p>6206,82</text:p>
          </table:table-cell>
          <table:table-cell table:style-name="Default" table:formula="of:=SUM([.E2:.E12])/11" office:value-type="float" office:value="201.818181818182">
            <text:p>201,82</text:p>
          </table:table-cell>
          <table:table-cell table:style-name="Default" table:formula="of:=SUM([.F2:.F12])/11" office:value-type="float" office:value="47.2727272727273">
            <text:p>47,27</text:p>
          </table:table-cell>
        </table:table-row>
        <table:table-row table:style-name="ro1">
          <table:table-cell office:value-type="string">
            <text:p>Std. Avvik</text:p>
          </table:table-cell>
          <table:table-cell table:style-name="Default" table:formula="of:=STDEV([.B2:.B13])" office:value-type="float" office:value="2801355.44030925">
            <text:p>2801355,44</text:p>
          </table:table-cell>
          <table:table-cell table:style-name="Default" table:formula="of:=STDEV([.C2:.C13])" office:value-type="float" office:value="19539.3189629831">
            <text:p>19539,32</text:p>
          </table:table-cell>
          <table:table-cell table:style-name="Default" table:formula="of:=STDEV([.D2:.D13])" office:value-type="float" office:value="1124.65201229551">
            <text:p>1124,65</text:p>
          </table:table-cell>
          <table:table-cell table:style-name="Default" table:formula="of:=STDEV([.E2:.E13])" office:value-type="float" office:value="20.1441089146912">
            <text:p>20,14</text:p>
          </table:table-cell>
          <table:table-cell table:style-name="Default" table:formula="of:=STDEV([.F2:.F13])" office:value-type="float" office:value="3.91014784865574">
            <text:p>3,91</text:p>
          </table:table-cell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b" fo:country="NO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2">12.07.2012</text:date>, <text:time>20:44:4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7-12T20:32:14.12</meta:creation-date>
    <dc:date>2012-07-12T20:44:46.53</dc:date>
    <meta:editing-duration>PT00H12M37S</meta:editing-duration>
    <meta:editing-cycles>1</meta:editing-cycles>
    <meta:document-statistic meta:table-count="3" meta:cell-count="83" meta:object-count="0"/>
    <meta:generator>OpenOffice.org/3.0$Win32 OpenOffice.org_project/300m15$Build-9379</meta:generator>
  </office:meta>
</office:document-meta>
</file>